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3ea0" officeooo:paragraph-rsid="00133ea0"/>
    </style:style>
    <style:style style:name="P2" style:family="paragraph" style:parent-style-name="Standard">
      <style:paragraph-properties fo:text-align="center" style:justify-single-word="false"/>
      <style:text-properties officeooo:rsid="00133ea0" officeooo:paragraph-rsid="00133ea0"/>
    </style:style>
    <style:style style:name="P3" style:family="paragraph" style:parent-style-name="Standard">
      <style:text-properties officeooo:paragraph-rsid="00133ea0"/>
    </style:style>
    <style:style style:name="P4" style:family="paragraph" style:parent-style-name="Standard">
      <style:text-properties officeooo:paragraph-rsid="0013fea9"/>
    </style:style>
    <style:style style:name="P5" style:family="paragraph" style:parent-style-name="Standard">
      <style:text-properties officeooo:rsid="0013fea9" officeooo:paragraph-rsid="0013fea9"/>
    </style:style>
    <style:style style:name="P6" style:family="paragraph" style:parent-style-name="Standard" style:list-style-name="L1">
      <style:text-properties officeooo:rsid="00133ea0" officeooo:paragraph-rsid="00133ea0"/>
    </style:style>
    <style:style style:name="P7" style:family="paragraph" style:parent-style-name="Standard" style:list-style-name="L2">
      <style:text-properties officeooo:rsid="00133ea0" officeooo:paragraph-rsid="00133ea0"/>
    </style:style>
    <style:style style:name="P8" style:family="paragraph" style:parent-style-name="Standard" style:list-style-name="L3">
      <style:text-properties officeooo:rsid="00133ea0" officeooo:paragraph-rsid="00133ea0"/>
    </style:style>
    <style:style style:name="T1" style:family="text">
      <style:text-properties officeooo:rsid="0013fea9"/>
    </style:style>
    <style:style style:name="T2" style:family="text">
      <style:text-properties officeooo:rsid="001465f1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tividade escolhida: Agenda de uma Barbearia</text:p>
      <text:p text:style-name="P1"/>
      <text:p text:style-name="P1"/>
      <text:list xml:id="list8527300416155143972" text:style-name="L1">
        <text:list-item>
          <text:p text:style-name="P6">Aspectos Visuais</text:p>
        </text:list-item>
      </text:list>
      <text:p text:style-name="P1"/>
      <text:p text:style-name="P1"><text:tab/><text:span text:style-name="T2">Foi pensando em um DashBoard com os horários disponíveis e com o tempo médio de cada serviço, a a</text:span>plicação <text:span text:style-name="T2">será </text:span>para mobile e web que possa seguir <text:span text:style-name="T1">etapas </text:span>até o agendamento do horário.</text:p>
      <text:p text:style-name="P1"/>
      <text:list xml:id="list3916250057471946245" text:style-name="L2">
        <text:list-item>
          <text:p text:style-name="P7">Aspectos Organizacionais</text:p>
        </text:list-item>
      </text:list>
      <text:p text:style-name="P3"/>
      <text:p text:style-name="P4"><text:tab/><text:span text:style-name="T1">Os aspectos organizacionais foram pensados de acordo com o real processo. A aplicação terá duas etapas para agendar o horário</text:span></text:p>
      <text:p text:style-name="P4"/>
      <text:p text:style-name="P5"><text:tab/>→ Seleção do serviço a ser realizado (Corte, Barba, Etc)</text:p>
      <text:p text:style-name="P5"><text:tab/>→ Seleção dos horários disponíveis</text:p>
      <text:p text:style-name="P1"/>
      <text:list xml:id="list1059389466067332754" text:style-name="L3">
        <text:list-item>
          <text:p text:style-name="P8">Aspectos Estruturais</text:p>
        </text:list-item>
      </text:list>
      <text:p text:style-name="P3"/>
      <text:p text:style-name="P5"><text:tab/>A <text:span text:style-name="T2">proposta da estrutura é, utilizando tecnologia de Cloud Computing, a agenda pode ser implementada de maneira que a cada serviço realizado seja calculado a média de tempo, atualizando no DashBoard junto aos horários disponíveis, assim os próximos eventos já serão registrados e estipulado hora de início e térmi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01:41:32.745677067</meta:creation-date>
    <dc:date>2019-09-22T14:24:48.983266356</dc:date>
    <meta:editing-duration>PT28M4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32" meta:character-count="824" meta:non-whitespace-character-count="699"/>
  </office:meta>
</office:document-meta>
</file>